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dor (20514528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acio (20495983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aker (20495983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illo (20497026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les (20590968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rooney (20539107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rtz (20470351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bela (20487067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oe (20580881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tanos (20480929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gajanian (20483558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mos (20441197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aua (20501122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logg (20543785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donez (20482967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nandez (20541553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g (20486104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re (20545106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rich (20519831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 (20570758)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 style:data-style-name="N2" text:time-value="16:35:29.622458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5T16:37:00.585026326</dc:date>
    <meta:editing-duration>PT2H32M1S</meta:editing-duration>
    <meta:editing-cycles>39</meta:editing-cycles>
    <meta:generator>LibreOffice/5.1.6.2$Linux_X86_64 LibreOffice_project/10m0$Build-2</meta:generator>
    <meta:document-statistic meta:table-count="1" meta:cell-count="239" meta:object-count="0"/>
  </office:meta>
</office:document-meta>
</file>